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106cm" draw:marker-start-width="0.358cm" draw:marker-end-width="0.358cm" draw:fill="hatch" draw:fill-color="#729fcf" draw:fill-hatch-name="Black_20_0_20_Degrees" draw:textarea-vertical-align="middle" fo:padding-top="0.177cm" fo:padding-bottom="0.177cm" fo:padding-left="0.302cm" fo:padding-right="0.302cm"/>
    </style:style>
    <style:style style:name="gr2" style:family="graphic" style:parent-style-name="objectwithoutfill">
      <style:graphic-properties draw:stroke="solid" svg:stroke-width="0.106cm" draw:marker-start-width="0.358cm" draw:marker-end="Arrow" draw:marker-end-width="0.458cm" draw:fill="hatch" draw:fill-color="#729fcf" draw:fill-hatch-name="Black_20_0_20_Degrees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draw:fill="none" fo:min-height="1.423cm"/>
    </style:style>
    <style:style style:name="gr4" style:family="graphic" style:parent-style-name="objectwithoutfill">
      <style:graphic-properties svg:stroke-width="0.106cm" svg:stroke-color="#00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ffffff" draw:fill-color="#ff3333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dash" draw:stroke-dash="Ultra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="none" fo:min-height="4.267cm"/>
    </style:style>
    <style:style style:name="gr9" style:family="graphic" style:parent-style-name="standard">
      <style:graphic-properties draw:stroke="none" draw:fill="none" fo:min-height="4.978cm"/>
    </style:style>
    <style:style style:name="gr10" style:family="graphic" style:parent-style-name="standard">
      <style:graphic-properties draw:stroke="none" draw:fill="none" fo:min-height="7.111cm"/>
    </style:style>
    <style:style style:name="P1" style:family="paragraph">
      <loext:graphic-properties draw:fill="hatch" draw:fill-color="#729fcf" draw:fill-hatch-name="Black_20_0_20_Degrees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style:text-properties fo:color="#ff3333" fo:font-weight="bold" style:font-weight-asian="bold" style:font-weight-complex="bold"/>
    </style:style>
    <style:style style:name="P8" style:family="paragraph">
      <loext:graphic-properties draw:fill="none"/>
      <style:text-properties fo:color="#ff3333" fo:font-weight="bold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-33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91cm" svg:height="7.6cm" draw:transform="skewX (0.122347580564802) rotate (1.20968770455727) translate (3.75458263899787cm 9.66227243805931cm)" svg:viewBox="0 0 4492 7601" svg:d="M712 15c191 6 390-50 570 24 174 71 273 235 330 398 69 195-24 382-118 543-91 157-248 276-407 377-150 94-307 186-420 314-119 136-313 270-244 478 68 211 344 238 533 284 206 52 436 38 624 134 160 81 275 234 299 411 26 191-119 339-251 464-130 123-292 207-441 307-140 92-298 167-418 281-134 127-284 239-407 376-146 161-247 350-324 542-70 174-26 366-5 548 22 181 180 295 314 405 164 133 371 223 588 280 212 57 434 63 648 107 209 42 421 18 630 32 203 13 408-12 607 24 222 40 452 53 655 154 177 89 325 213 454 350 113 122 216 252 292 397l-87 25 247 259 111 72">
          <text:p/>
        </draw:path>
        <draw:line draw:style-name="gr2" draw:text-style-name="P1" draw:layer="layout" svg:x1="3.6cm" svg:y1="12.588cm" svg:x2="3.6cm" svg:y2="7.8cm">
          <text:p/>
        </draw:line>
        <draw:line draw:style-name="gr2" draw:text-style-name="P1" draw:layer="layout" svg:x1="3.6cm" svg:y1="12.6cm" svg:x2="12.7cm" svg:y2="12.588cm">
          <text:p/>
        </draw:line>
        <draw:frame draw:style-name="gr3" draw:text-style-name="P2" draw:layer="layout" svg:width="2.187cm" svg:height="1.673cm" svg:x="2.2cm" svg:y="7.927cm">
          <draw:text-box>
            <text:p>f(x)</text:p>
          </draw:text-box>
        </draw:frame>
        <draw:frame draw:style-name="gr3" draw:text-style-name="P2" draw:layer="layout" svg:width="2.187cm" svg:height="1.673cm" svg:x="11.813cm" svg:y="12.8cm">
          <draw:text-box>
            <text:p>x</text:p>
          </draw:text-box>
        </draw:frame>
        <draw:path draw:style-name="gr1" draw:text-style-name="P1" draw:layer="layout" svg:width="4.491cm" svg:height="7.6cm" draw:transform="skewX (0.122347580564802) rotate (1.20968770455727) translate (14.4545826389979cm 9.78927243805931cm)" svg:viewBox="0 0 4492 7601" svg:d="M712 15c191 6 390-50 570 24 174 71 273 235 330 398 69 195-24 382-118 543-91 157-248 276-407 377-150 94-307 186-420 314-119 136-313 270-244 478 68 211 344 238 533 284 206 52 436 38 624 134 160 81 275 234 299 411 26 191-119 339-251 464-130 123-292 207-441 307-140 92-298 167-418 281-134 127-284 239-407 376-146 161-247 350-324 542-70 174-26 366-5 548 22 181 180 295 314 405 164 133 371 223 588 280 212 57 434 63 648 107 209 42 421 18 630 32 203 13 408-12 607 24 222 40 452 53 655 154 177 89 325 213 454 350 113 122 216 252 292 397l-87 25 247 259 111 72">
          <text:p/>
        </draw:path>
        <draw:line draw:style-name="gr2" draw:text-style-name="P1" draw:layer="layout" svg:x1="14.3cm" svg:y1="12.715cm" svg:x2="14.3cm" svg:y2="7.927cm">
          <text:p/>
        </draw:line>
        <draw:line draw:style-name="gr2" draw:text-style-name="P1" draw:layer="layout" svg:x1="14.3cm" svg:y1="12.727cm" svg:x2="23.4cm" svg:y2="12.715cm">
          <text:p/>
        </draw:line>
        <draw:frame draw:style-name="gr3" draw:text-style-name="P2" draw:layer="layout" svg:width="2.187cm" svg:height="1.673cm" svg:x="12.9cm" svg:y="8.054cm">
          <draw:text-box>
            <text:p>f(x)</text:p>
          </draw:text-box>
        </draw:frame>
        <draw:frame draw:style-name="gr3" draw:text-style-name="P2" draw:layer="layout" svg:width="2.187cm" svg:height="1.673cm" svg:x="22.513cm" svg:y="12.927cm">
          <draw:text-box>
            <text:p>x</text:p>
          </draw:text-box>
        </draw:frame>
        <draw:path draw:style-name="gr1" draw:text-style-name="P1" draw:layer="layout" svg:width="4.491cm" svg:height="7.6cm" draw:transform="skewX (0.122347580564802) rotate (1.20968770455727) translate (24.9545826389979cm 9.78927243805931cm)" svg:viewBox="0 0 4492 7601" svg:d="M712 15c191 6 390-50 570 24 174 71 273 235 330 398 69 195-24 382-118 543-91 157-248 276-407 377-150 94-307 186-420 314-119 136-313 270-244 478 68 211 344 238 533 284 206 52 436 38 624 134 160 81 275 234 299 411 26 191-119 339-251 464-130 123-292 207-441 307-140 92-298 167-418 281-134 127-284 239-407 376-146 161-247 350-324 542-70 174-26 366-5 548 22 181 180 295 314 405 164 133 371 223 588 280 212 57 434 63 648 107 209 42 421 18 630 32 203 13 408-12 607 24 222 40 452 53 655 154 177 89 325 213 454 350 113 122 216 252 292 397l-87 25 247 259 111 72">
          <text:p/>
        </draw:path>
        <draw:line draw:style-name="gr2" draw:text-style-name="P1" draw:layer="layout" svg:x1="24.8cm" svg:y1="12.715cm" svg:x2="24.8cm" svg:y2="7.927cm">
          <text:p/>
        </draw:line>
        <draw:line draw:style-name="gr2" draw:text-style-name="P1" draw:layer="layout" svg:x1="24.8cm" svg:y1="12.727cm" svg:x2="33.9cm" svg:y2="12.715cm">
          <text:p/>
        </draw:line>
        <draw:frame draw:style-name="gr3" draw:text-style-name="P2" draw:layer="layout" svg:width="2.187cm" svg:height="1.673cm" svg:x="23.4cm" svg:y="8.054cm">
          <draw:text-box>
            <text:p>f(x)</text:p>
          </draw:text-box>
        </draw:frame>
        <draw:frame draw:style-name="gr3" draw:text-style-name="P2" draw:layer="layout" svg:width="2.187cm" svg:height="1.673cm" svg:x="33.013cm" svg:y="12.927cm">
          <draw:text-box>
            <text:p>x</text:p>
          </draw:text-box>
        </draw:frame>
        <draw:line draw:style-name="gr4" draw:text-style-name="P3" draw:layer="layout" svg:x1="16cm" svg:y1="7.6cm" svg:x2="19.3cm" svg:y2="10.7cm">
          <text:p/>
        </draw:line>
        <draw:path draw:style-name="gr4" draw:text-style-name="P3" draw:layer="layout" svg:width="2.592cm" svg:height="2.495cm" draw:transform="rotate (-1.45577912908847) translate (30.8793704898757cm 8.31356556266056cm)" svg:viewBox="0 0 2593 2496" svg:d="M0 2496c5597 1 428-2551 188-2495">
          <text:p/>
        </draw:path>
        <draw:custom-shape draw:style-name="gr5" draw:text-style-name="P4" xml:id="id1" draw:id="id1" draw:layer="layout" svg:width="0.5cm" svg:height="0.5cm" svg:x="16.7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" draw:id="id2" draw:layer="layout" svg:width="0.5cm" svg:height="0.5cm" svg:x="18.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7.127cm" svg:y1="8.327cm" svg:x2="18.773cm" svg:y2="9.773cm" draw:start-shape="id1" draw:start-glue-point="9" draw:end-shape="id2" draw:end-glue-point="5" svg:d="M17127 8327l1646 1446" svg:viewBox="0 0 1647 1447">
          <text:p/>
        </draw:connector>
        <draw:custom-shape draw:style-name="gr5" draw:text-style-name="P4" xml:id="id3" draw:id="id3" draw:layer="layout" svg:width="0.5cm" svg:height="0.5cm" svg:x="28.5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4" draw:id="id4" draw:layer="layout" svg:width="0.5cm" svg:height="0.5cm" svg:x="29.1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8.75cm" svg:y1="9.2cm" svg:x2="29.35cm" svg:y2="10.5cm" draw:start-shape="id3" draw:start-glue-point="8" draw:end-shape="id4" draw:end-glue-point="4" svg:d="M28750 9200l600 1300" svg:viewBox="0 0 601 1301">
          <text:p/>
        </draw:connector>
        <draw:custom-shape draw:style-name="gr5" draw:text-style-name="P4" draw:layer="layout" svg:width="0.5cm" svg:height="0.5cm" svg:x="8.4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4.5cm" svg:y1="8.4cm" svg:x2="4.5cm" svg:y2="12.5cm">
          <text:p/>
        </draw:line>
        <draw:line draw:style-name="gr7" draw:text-style-name="P3" draw:layer="layout" svg:x1="5.7cm" svg:y1="10.2cm" svg:x2="5.7cm" svg:y2="12.6cm">
          <text:p/>
        </draw:line>
        <draw:line draw:style-name="gr7" draw:text-style-name="P3" draw:layer="layout" svg:x1="7.5cm" svg:y1="10.5cm" svg:x2="7.5cm" svg:y2="12.5cm">
          <text:p/>
        </draw:line>
        <draw:line draw:style-name="gr7" draw:text-style-name="P3" draw:layer="layout" svg:x1="8.6cm" svg:y1="12.3cm" svg:x2="8.6cm" svg:y2="12.6cm">
          <text:p/>
        </draw:line>
        <draw:line draw:style-name="gr7" draw:text-style-name="P3" draw:layer="layout" svg:x1="4.6cm" svg:y1="8.4cm" svg:x2="3.7cm" svg:y2="9.9cm">
          <text:p/>
        </draw:line>
        <draw:line draw:style-name="gr7" draw:text-style-name="P3" draw:layer="layout" svg:x1="4.6cm" svg:y1="8.4cm" svg:x2="5.5cm" svg:y2="10cm">
          <text:p/>
        </draw:line>
        <draw:line draw:style-name="gr7" draw:text-style-name="P3" draw:layer="layout" svg:x1="4.6cm" svg:y1="8.4cm" svg:x2="3.7cm" svg:y2="9.9cm">
          <text:p/>
        </draw:line>
        <draw:line draw:style-name="gr7" draw:text-style-name="P3" draw:layer="layout" svg:x1="7.5cm" svg:y1="10.5cm" svg:x2="5.6cm" svg:y2="10.3cm">
          <text:p/>
        </draw:line>
        <draw:line draw:style-name="gr7" draw:text-style-name="P3" draw:layer="layout" svg:x1="8.5cm" svg:y1="12.4cm" svg:x2="7.5cm" svg:y2="10.6cm">
          <text:p/>
        </draw:line>
        <draw:frame draw:style-name="gr8" draw:text-style-name="P6" draw:layer="layout" svg:width="9.987cm" svg:height="4.517cm" svg:x="14.113cm" svg:y="13.826cm">
          <draw:text-box>
            <text:list text:style-name="L1">
              <text:list-item>
                <text:p text:style-name="P5"><text:span text:style-name="T1">Verwendet die lineare Approximation in Gradientenform</text:span></text:p>
              </text:list-item>
              <text:list-item>
                <text:p text:style-name="P5"><text:span text:style-name="T1">Schritt zur Minimierung des linearen Approximationsfehlers</text:span></text:p>
              </text:list-item>
            </text:list>
          </draw:text-box>
        </draw:frame>
        <draw:frame draw:style-name="gr9" draw:text-style-name="P6" draw:layer="layout" svg:width="10.087cm" svg:height="5.228cm" svg:x="24.613cm" svg:y="13.9cm">
          <draw:text-box>
            <text:list text:style-name="L1">
              <text:list-item>
                <text:p text:style-name="P5"><text:span text:style-name="T1">Verwendet Gradient und Hessian, um eine quadratische Näherung zu bilden</text:span></text:p>
              </text:list-item>
              <text:list-item>
                <text:p text:style-name="P5"><text:span text:style-name="T1">Schritt auf die Minima der quadratischen Approximation</text:span></text:p>
              </text:list-item>
            </text:list>
          </draw:text-box>
        </draw:frame>
        <draw:frame draw:style-name="gr10" draw:text-style-name="P6" draw:layer="layout" svg:width="10.7cm" svg:height="7.361cm" svg:x="3.3cm" svg:y="13.939cm">
          <draw:text-box>
            <text:list text:style-name="L1">
              <text:list-item>
                <text:p text:style-name="P5"><text:span text:style-name="T1">Metaheuristik, derivative freie Optimierung, z.B. Brents Methode</text:span></text:p>
              </text:list-item>
              <text:list-item>
                <text:p text:style-name="P5"><text:span text:style-name="T1">Verwendet ein Interpolationspolynom vom Grad 2 (konvergieren, solange die Werte der Funktion in einem bestimmten Bereich mit einer Wurzel berechenbar sind)</text:span></text:p>
              </text:list-item>
            </text:list>
          </draw:text-box>
        </draw:frame>
        <draw:frame draw:style-name="gr3" draw:text-style-name="P8" draw:layer="layout" svg:width="2.187cm" svg:height="1.673cm" svg:x="3.8cm" svg:y="12.8cm">
          <draw:text-box>
            <text:p text:style-name="P7"><text:span text:style-name="T2">x</text:span><text:span text:style-name="T3">0</text:span></text:p>
          </draw:text-box>
        </draw:frame>
        <draw:frame draw:style-name="gr3" draw:text-style-name="P8" draw:layer="layout" svg:width="2.187cm" svg:height="1.673cm" svg:x="7cm" svg:y="12.8cm">
          <draw:text-box>
            <text:p text:style-name="P7"><text:span text:style-name="T2">x</text:span><text:span text:style-name="T3">k</text:span></text:p>
          </draw:text-box>
        </draw:frame>
        <draw:frame draw:style-name="gr3" draw:text-style-name="P8" draw:layer="layout" svg:width="2.187cm" svg:height="1.673cm" svg:x="14.401cm" svg:y="12.801cm">
          <draw:text-box>
            <text:p text:style-name="P7"><text:span text:style-name="T2">x</text:span><text:span text:style-name="T3">0</text:span></text:p>
          </draw:text-box>
        </draw:frame>
        <draw:frame draw:style-name="gr3" draw:text-style-name="P8" draw:layer="layout" svg:width="2.187cm" svg:height="1.673cm" svg:x="17.601cm" svg:y="12.801cm">
          <draw:text-box>
            <text:p text:style-name="P7"><text:span text:style-name="T2">x</text:span><text:span text:style-name="T3">k</text:span></text:p>
          </draw:text-box>
        </draw:frame>
        <draw:frame draw:style-name="gr3" draw:text-style-name="P8" draw:layer="layout" svg:width="2.187cm" svg:height="1.673cm" svg:x="24.702cm" svg:y="12.802cm">
          <draw:text-box>
            <text:p text:style-name="P7"><text:span text:style-name="T2">x</text:span><text:span text:style-name="T3">0</text:span></text:p>
          </draw:text-box>
        </draw:frame>
        <draw:frame draw:style-name="gr3" draw:text-style-name="P8" draw:layer="layout" svg:width="2.187cm" svg:height="1.673cm" svg:x="27.902cm" svg:y="12.802cm">
          <draw:text-box>
            <text:p text:style-name="P7"><text:span text:style-name="T2">x</text:span><text:span text:style-name="T3">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31T22:36:57.040014219</meta:creation-date>
    <dc:date>2020-01-01T11:03:56.505549776</dc:date>
    <meta:editing-duration>PT11H22M39S</meta:editing-duration>
    <meta:editing-cycles>7</meta:editing-cycles>
    <meta:generator>LibreOffice/5.1.6.2$Linux_X86_64 LibreOffice_project/10m0$Build-2</meta:generator>
    <meta:document-statistic meta:object-count="42"/>
  </office:meta>
</office:document-meta>
</file>